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366d" officeooo:paragraph-rsid="0011366d"/>
    </style:style>
    <style:style style:name="P2" style:family="paragraph" style:parent-style-name="Standard">
      <style:text-properties officeooo:paragraph-rsid="0011366d"/>
    </style:style>
    <style:style style:name="T1" style:family="text">
      <style:text-properties officeooo:rsid="0011366d"/>
    </style:style>
    <style:style style:name="T2" style:family="text">
      <style:text-properties fo:font-variant="normal" fo:text-transform="none" fo:color="#000000" style:font-name="Arial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Q) </text:span><text:span text:style-name="T2">Steps to export all the logs related to firewall rules to BigQuery for further analysis. Use console</text:span><text:line-break/></text:p>
      <text:p text:style-name="P1">1. <text:s/>First go to IAM and add the required roles to the particular user.</text:p>
      <text:p text:style-name="P1">2. <text:s/>Go to Logging and click on Logs Viewer</text:p>
      <text:p text:style-name="P1">3. <text:s/>Select the GCE Firewall Filter to get the logs related to firewall</text:p>
      <text:p text:style-name="P1">4. <text:s/>Also set the other relevant filters like the log levels, the logs filtered by timestamp etc.</text:p>
      <text:p text:style-name="P1">5. <text:s/>After selecting the required filters, click on create export option]</text:p>
      <text:p text:style-name="P1">6. <text:s/>Set the SINK name and Select the SINK DESTINATION to be BigQuery</text:p>
      <text:p text:style-name="P1">7. <text:s/>Choose the name of the BigQuery Dataset or create a new Dataset for the same and click on Create Sink</text:p>
      <text:p text:style-name="P1">8. <text:s/>Now the logs will be stored in the said BigQuery data set and can be accessed from the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39:58.185132188</meta:creation-date>
    <dc:date>2019-07-19T13:50:12.206902117</dc:date>
    <meta:editing-duration>PT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135" meta:character-count="720" meta:non-whitespace-character-count="585"/>
  </office:meta>
</office:document-meta>
</file>